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fill-color="#ffffff" draw:auto-grow-height="true" fo:min-height="3.507cm"/>
    </style:style>
    <style:style style:name="pr2" style:family="presentation" style:parent-style-name="Default-subtitle" style:list-style-name="L3">
      <style:graphic-properties draw:fill-color="#ffffff" draw:auto-grow-height="true" fo:min-height="13.86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>
      <style:graphic-properties draw:auto-grow-height="true" fo:min-height="13.86cm"/>
    </style:style>
    <style:style style:name="pr5" style:family="presentation" style:parent-style-name="Default-title">
      <style:graphic-properties draw:fill-color="#ffffff" fo:min-height="3.256cm"/>
    </style:style>
    <style:style style:name="pr6" style:family="presentation" style:parent-style-name="Default-outline1">
      <style:graphic-properties draw:fill-color="#ffffff" draw:auto-grow-height="true" fo:min-height="13.86cm"/>
    </style:style>
    <style:style style:name="pr7" style:family="presentation" style:parent-style-name="Default-outline1">
      <style:graphic-properties draw:fill-color="#ffffff" fo:min-height="13.609cm"/>
    </style:style>
    <style:style style:name="pr8" style:family="presentation" style:parent-style-name="Default-title">
      <style:graphic-properties fo:min-height="3.506cm"/>
    </style:style>
    <style:style style:name="pr9" style:family="presentation" style:parent-style-name="Default-outline1">
      <style:graphic-properties fo:min-height="12.18cm"/>
    </style:style>
    <style:style style:name="pr10" style:family="presentation" style:parent-style-name="Default-notes">
      <style:graphic-properties draw:fill-color="#ffffff" fo:min-height="13.364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.6cm" fo:margin-right="0cm" fo:text-indent="0cm"/>
    </style:style>
    <style:style style:name="P3" style:family="paragraph">
      <style:paragraph-properties fo:margin-left="1.2cm" fo:margin-right="0cm" fo:text-indent="0cm"/>
    </style:style>
    <style:style style:name="P4" style:family="paragraph">
      <style:paragraph-properties fo:margin-left="1.2cm" fo:margin-right="0cm" fo:text-indent="0cm"/>
      <style:text-properties fo:font-size="28pt"/>
    </style:style>
    <style:style style:name="T1" style:family="text">
      <style:text-properties fo:font-style="italic"/>
    </style:style>
    <style:style style:name="T2" style:family="text">
      <style:text-properties fo:font-style="normal"/>
    </style:style>
    <style:style style:name="T3" style:family="text">
      <style:text-properties fo:font-size="28pt"/>
    </style:style>
    <style:style style:name="T4" style:family="text">
      <style:text-properties fo:font-weight="normal"/>
    </style:style>
    <style:style style:name="T5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">
        <style:list-level-properties/>
        <style:text-properties fo:font-family="StarSymbol" style:font-charset="x-symbol" fo:color="#996633" fo:font-size="45%"/>
      </text:list-level-style-bullet>
      <text:list-level-style-bullet text:level="2" text:bullet-char="">
        <style:list-level-properties/>
        <style:text-properties fo:font-family="StarSymbol" style:font-charset="x-symbol" fo:color="#996633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996633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996633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996633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996633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996633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996633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996633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urse outline for Python training</text:p>
          </draw:text-box>
        </draw:frame>
        <draw:frame presentation:style-name="pr2" draw:text-style-name="P1" draw:layer="layout" svg:width="25.199cm" svg:height="13.86cm" svg:x="1.4cm" svg:y="4.914cm" presentation:class="subtitle" presentation:user-transformed="true">
          <draw:text-box>
            <text:p text:style-name="P1">Programming in Python</text:p>
            <text:p text:style-name="P1">Dave Kuhlman</text:p>
          </draw:text-box>
        </draw:frame>
        <presentation:notes draw:style-name="dp2">
          <draw:page-thumbnail draw:style-name="gr1" draw:layer="layout" svg:width="13.586cm" svg:height="11.136cm" svg:x="3.705cm" svg:y="2.256cm" draw:page-number="1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ro, admin, etc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Introductions</text:p>
              </text:list-item>
              <text:list-item>
                <text:p text:style-name="P1">Administration and other practical matters</text:p>
              </text:list-item>
              <text:list-item>
                <text:p text:style-name="P1">Course agenda, contents, purpose, and goals</text:p>
              </text:list-item>
              <text:list-item>
                <text:p text:style-name="P1">Machine set-up and material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0.125cm" presentation:class="title" presentation:user-transformed="true">
          <draw:text-box>
            <text:p text:style-name="P1">Python (and other languages)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ython</text:p>
              </text:list-item>
              <text:list-item>
                <text:p text:style-name="P1">Comparisons with other languages</text:p>
              </text:list-item>
              <text:list-item>
                <text:p text:style-name="P1">Connections to other languages</text:p>
              </text:list-item>
              <text:list-item>
                <text:p text:style-name="P1">Versions of Python</text:p>
              </text:list-item>
              <text:list-item>
                <text:p text:style-name="P1">Why Python? <text:s/>Also, when and why not Python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3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urse Preview</text:p>
          </draw:text-box>
        </draw:frame>
        <draw:frame presentation:style-name="pr7" draw:text-style-name="P3" draw:layer="layout" svg:width="25.199cm" svg:height="14.395cm" svg:x="1.4cm" svg:y="4.914cm" presentation:class="outline" presentation:user-transformed="true">
          <draw:text-box>
            <text:list text:style-name="L2">
              <text:list-item>
                <text:p text:style-name="P1">Lexical matters</text:p>
              </text:list-item>
              <text:list-item>
                <text:p text:style-name="P1">Built-in data types – numbers, strings, lists, dictionaries, files, etc.</text:p>
              </text:list-item>
              <text:list-item>
                <text:p text:style-name="P1">Statements – assignment, if:, for:, while:, etc</text:p>
              </text:list-item>
              <text:list-item>
                <text:p text:style-name="P1">Functions</text:p>
              </text:list-item>
              <text:list-item>
                <text:p text:style-name="P1">Classes and objects</text:p>
              </text:list-item>
              <text:list-item>
                <text:p text:style-name="P1">Other topics: list comprehensions, iterators, standard modules, etc</text:p>
              </text:list-item>
              <text:list-item>
                <text:p text:style-name="P1">And, ”practical” exercises everywhere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4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exical Matters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Names</text:p>
              </text:list-item>
              <text:list-item>
                <text:p text:style-name="P1">Scope</text:p>
              </text:list-item>
              <text:list-item>
                <text:p text:style-name="P1">Keywords and operators</text:p>
              </text:list-item>
              <text:list-item>
                <text:p text:style-name="P1">Line structure</text:p>
              </text:list-item>
              <text:list-item>
                <text:p text:style-name="P1">Comments</text:p>
              </text:list-item>
              <text:list-item>
                <text:p text:style-name="P1">Statement structure</text:p>
              </text:list-item>
              <text:list-item>
                <text:p text:style-name="P1">Blocks and indentation</text:p>
              </text:list-item>
              <text:list-item>
                <text:p text:style-name="P1">Special nam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5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Built-in datatypes</text:p>
          </draw:text-box>
        </draw:frame>
        <draw:frame presentation:style-name="pr6" draw:text-style-name="P3" draw:layer="layout" svg:width="25.199cm" svg:height="13.86cm" svg:x="1.5cm" svg:y="4.914cm" presentation:class="outline" presentation:user-transformed="true">
          <draw:text-box>
            <text:list text:style-name="L2">
              <text:list-item>
                <text:p text:style-name="P1">Numbers</text:p>
              </text:list-item>
              <text:list-item>
                <text:p text:style-name="P1">Strings</text:p>
              </text:list-item>
              <text:list-item>
                <text:p text:style-name="P1">Lists and tuples</text:p>
              </text:list-item>
              <text:list-item>
                <text:p text:style-name="P1">Dictionaries</text:p>
              </text:list-item>
              <text:list-item>
                <text:p text:style-name="P1">Files</text:p>
              </text:list-item>
              <text:list-item>
                <text:p text:style-name="P1">None, booleans, sets, functions, methods, classes, modules, type objects, etc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6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Objects and data types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Mutability and immutability</text:p>
              </text:list-item>
              <text:list-item>
                <text:p text:style-name="P1">Objects have attributes. <text:s/>Some attributes are methods.</text:p>
              </text:list-item>
              <text:list-item>
                <text:p text:style-name="P1">Use <text:span text:style-name="T1">type(obj)</text:span> and <text:span text:style-name="T1">dir(obj)</text:span></text:p>
              </text:list-item>
              <text:list-item>
                <text:p text:style-name="P1"><text:span text:style-name="T2">References and sharing. <text:s/>Use </text:span><text:span text:style-name="T1">id()</text:span><text:span text:style-name="T2"> and the </text:span><text:span text:style-name="T1">is</text:span><text:span text:style-name="T2"> operator to check identity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7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0.125cm" presentation:class="title" presentation:user-transformed="true">
          <draw:text-box>
            <text:p text:style-name="P1">Numbers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Integers</text:p>
              </text:list-item>
              <text:list-item>
                <text:p text:style-name="P1">Longs (really long)</text:p>
              </text:list-item>
              <text:list-item>
                <text:p text:style-name="P1">Floats</text:p>
              </text:list-item>
              <text:list-item>
                <text:p text:style-name="P1">Complex/imaginary</text:p>
              </text:list-item>
              <text:list-item>
                <text:p text:style-name="P1">Literal representations</text:p>
              </text:list-item>
              <text:list-item>
                <text:p text:style-name="P1">Operators</text:p>
              </text:list-item>
              <text:list-item>
                <text:p text:style-name="P1">Mixed arithmetic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8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trings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at are strings? A string is an immutable ordered sequence of characters.</text:p>
              </text:list-item>
              <text:list-item>
                <text:p text:style-name="P1">String literals – single quotes, double quotes, and triple quoting</text:p>
              </text:list-item>
              <text:list-item>
                <text:p text:style-name="P1">String operators</text:p>
              </text:list-item>
              <text:list-item>
                <text:p text:style-name="P1">String methods</text:p>
              </text:list-item>
              <text:list-item>
                <text:p text:style-name="P1">String Formatting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9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Lists and tuples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Lists and tuples are sequences – ordered collections.</text:p>
              </text:list-item>
              <text:list-item>
                <text:p text:style-name="P1">Lists vs. tuples – mutable and immutable</text:p>
              </text:list-item>
              <text:list-item>
                <text:p text:style-name="P1">Literal representation of lists and tuples</text:p>
              </text:list-item>
              <text:list-item>
                <text:p text:style-name="P1">Operators</text:p>
              </text:list-item>
              <text:list-item>
                <text:p text:style-name="P1">Method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0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ictionaries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at are dictionaries? – An unordered collection of key-value pairs. <text:s/>A mapping from keys to values.</text:p>
              </text:list-item>
              <text:list-item>
                <text:p text:style-name="P1">Literal representation of dictionaries</text:p>
              </text:list-item>
              <text:list-item>
                <text:p text:style-name="P1">Operators for dictionaries</text:p>
              </text:list-item>
              <text:list-item>
                <text:p text:style-name="P1">Methods for dictionarie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1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Container summary</text:p>
          </draw:text-box>
        </draw:frame>
        <draw:frame presentation:style-name="pr4" draw:text-style-name="P4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3">Strings – ordered, characters, immutable</text:span></text:p>
              </text:list-item>
              <text:list-item>
                <text:p text:style-name="P1"><text:span text:style-name="T3">Tuples – ordered, heterogeneous, immutable</text:span></text:p>
              </text:list-item>
              <text:list-item>
                <text:p text:style-name="P1"><text:span text:style-name="T3">Lists – ordered, heterogeneous, mutable</text:span></text:p>
              </text:list-item>
              <text:list-item>
                <text:p text:style-name="P1"><text:span text:style-name="T3">Dictionary – unordered, key/values, <text:s/>mutable</text:span></text:p>
              </text:list-item>
              <text:list-item>
                <text:p text:style-name="P1"><text:span text:style-name="T3">Set – unordered, heterogeneous, mutable, unique valu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2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Files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at is a file object? <text:s/>A file object represents a file on the file system. <text:s/>There are other file-like objects.</text:p>
              </text:list-item>
              <text:list-item>
                <text:p text:style-name="P1"><text:span text:style-name="T4">Creating a file object – open() – name/path, mode (read, write, append)</text:span></text:p>
              </text:list-item>
              <text:list-item>
                <text:p text:style-name="P1"><text:span text:style-name="T4">Using a file object – File methods: read, readlines, write, seek, etc.</text:span></text:p>
              </text:list-item>
              <text:list-item>
                <text:p text:style-name="P1"><text:span text:style-name="T4">Iterating over the lines in a text file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3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A few other data types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The null type – None</text:p>
              </text:list-item>
              <text:list-item>
                <text:p text:style-name="P1">Boolean values – True and False</text:p>
              </text:list-item>
              <text:list-item>
                <text:p text:style-name="P1">Sets</text:p>
              </text:list-item>
              <text:list-item>
                <text:p text:style-name="P1">Functions and methods</text:p>
              </text:list-item>
              <text:list-item>
                <text:p text:style-name="P1">Classes and instances of classes</text:p>
              </text:list-item>
              <text:list-item>
                <text:p text:style-name="P1">Modules</text:p>
              </text:list-item>
              <text:list-item>
                <text:p text:style-name="P1">Additional builtin and defined types in the Python standard library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4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Introduction to Statements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tatements are executed.</text:p>
              </text:list-item>
              <text:list-item>
                <text:p text:style-name="P1">Statements do not return a value.</text:p>
              </text:list-item>
              <text:list-item>
                <text:p text:style-name="P1">Compound statements have a header and contain one or more blocks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5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Statements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Simple statements -- assignment, print, import, break, continue, raise, ...</text:p>
              </text:list-item>
              <text:list-item>
                <text:p text:style-name="P1">Compound statements – if:, for:, while:, try:, with:, ..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6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0.125cm" presentation:class="title" presentation:user-transformed="true">
          <draw:text-box>
            <text:p text:style-name="P1">Functions: Introduction</text:p>
          </draw:text-box>
        </draw:frame>
        <draw:frame presentation:style-name="pr7" draw:text-style-name="P3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1">Introduction to functions</text:p>
              </text:list-item>
              <text:list-item>
                <text:p text:style-name="P1">Why functions – task abstraction; application organization/structure.</text:p>
              </text:list-item>
              <text:list-item>
                <text:p text:style-name="P1">Execution model for functions</text:p>
              </text:list-item>
              <text:list-item>
                <text:p text:style-name="P1">Functions are first-class object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7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Function definition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Function block header</text:p>
              </text:list-item>
              <text:list-item>
                <text:p text:style-name="P1">Parameters – plain</text:p>
              </text:list-item>
              <text:list-item>
                <text:p text:style-name="P1">Parameters – default values</text:p>
              </text:list-item>
              <text:list-item>
                <text:p text:style-name="P1">Parameters – arg lists and keyword arguments (*args, **kwargs)</text:p>
              </text:list-item>
              <text:list-item>
                <text:p text:style-name="P1">Returning values from a function</text:p>
              </text:list-item>
              <text:list-item>
                <text:p text:style-name="P1">Scope – Bindings within a function. <text:s/>Also, the <text:span text:style-name="T1">global</text:span><text:span text:style-name="T2"> statement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8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Using/calling functions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Passing arguments – plain</text:p>
              </text:list-item>
              <text:list-item>
                <text:p text:style-name="P1">Passing arguments – keyword</text:p>
              </text:list-item>
              <text:list-item>
                <text:p text:style-name="P1">Using function return values</text:p>
              </text:list-item>
              <text:list-item>
                <text:p text:style-name="P1">Functions by name, functions by variable, functions in data structures</text:p>
              </text:list-item>
              <text:list-item>
                <text:p text:style-name="P1">Unpacking return values</text:p>
              </text:list-item>
              <text:list-item>
                <text:p text:style-name="P1">Unrolling collections in a function call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19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0.125cm" presentation:class="title" presentation:user-transformed="true">
          <draw:text-box>
            <text:p text:style-name="P1">Object-oriented programming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y OOP? -- object abstraction; modeling objects in the real world; reuse.</text:p>
              </text:list-item>
              <text:list-item>
                <text:p text:style-name="P1">Organization – classes are another way to structure and organize your code.</text:p>
              </text:list-item>
              <text:list-item>
                <text:p text:style-name="P1">Encapsulation</text:p>
              </text:list-item>
              <text:list-item>
                <text:p text:style-name="P1">Data(and method) hiding</text:p>
              </text:list-item>
              <text:list-item>
                <text:p text:style-name="P1">Inheritance</text:p>
              </text:list-item>
              <text:list-item>
                <text:p text:style-name="P1">Polymorphism – duck typing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0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3.507cm" svg:x="1.4cm" svg:y="0.837cm" presentation:class="title">
          <draw:text-box>
            <text:p text:style-name="P1">Defining classes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lass block header: name and superclass</text:p>
              </text:list-item>
              <text:list-item>
                <text:p text:style-name="P1">Adding methods</text:p>
              </text:list-item>
              <text:list-item>
                <text:p text:style-name="P1">The constructor: <text:span text:style-name="T1">__init__</text:span></text:p>
              </text:list-item>
              <text:list-item>
                <text:p text:style-name="P1"><text:span text:style-name="T2">Creating instance/member variables</text:span></text:p>
              </text:list-item>
              <text:list-item>
                <text:p text:style-name="P1"><text:span text:style-name="T2">Class data members</text:span></text:p>
              </text:list-item>
              <text:list-item>
                <text:p text:style-name="P1"><text:span text:style-name="T2">Class methods</text:span></text:p>
              </text:list-item>
              <text:list-item>
                <text:p text:style-name="P1"><text:span text:style-name="T2">Properties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1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0.125cm" presentation:class="title" presentation:user-transformed="true">
          <draw:text-box>
            <text:p text:style-name="P1">Creating and using instances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Creating an instance is like ”calling” a class -- parenthesis.</text:p>
              </text:list-item>
              <text:list-item>
                <text:p text:style-name="P1">Instances are mutable.</text:p>
              </text:list-item>
              <text:list-item>
                <text:p text:style-name="P1">Instances can be shared.</text:p>
              </text:list-item>
              <text:list-item>
                <text:p text:style-name="P1">Instances are first-class objects (classes, too)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2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5" draw:text-style-name="P1" draw:layer="layout" svg:width="25.199cm" svg:height="3.256cm" svg:x="1.301cm" svg:y="0.125cm" presentation:class="title" presentation:user-transformed="true">
          <draw:text-box>
            <text:p text:style-name="P1">Instance (and class) variables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What are instance variables?</text:p>
              </text:list-item>
              <text:list-item>
                <text:p text:style-name="P1">What are class variables?</text:p>
              </text:list-item>
              <text:list-item>
                <text:p text:style-name="P1">Initialization – Create instance variables in the constructor: __init__()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3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8" draw:layer="layout" svg:width="25.199cm" svg:height="3.506cm" svg:x="1.4cm" svg:y="0.837cm" presentation:class="title">
          <draw:text-box>
            <text:p>Kinds of methods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item>
                <text:p>Instance methods</text:p>
              </text:list-item>
              <text:list-item>
                <text:p>Class methods</text:p>
              </text:list-item>
              <text:list-item>
                <text:p>Static method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586cm" svg:height="11.136cm" svg:x="3.705cm" svg:y="2.256cm" draw:page-number="24" presentation:class="page"/>
          <draw:frame presentation:style-name="pr10" draw:layer="layout" svg:width="16.799cm" svg:height="13.364cm" svg:x="2.1cm" svg:y="14.106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Defining methods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 method is a function in a class.</text:p>
              </text:list-item>
              <text:list-item>
                <text:p text:style-name="P1">”self”</text:p>
              </text:list-item>
              <text:list-item>
                <text:p text:style-name="P1">Calling methods in this class or superclass</text:p>
              </text:list-item>
              <text:list-item>
                <text:p text:style-name="P1">Calling methods in a super-class and bypassing the same method in this class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5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Inheritance and polymorphism</text:p>
          </draw:text-box>
        </draw:frame>
        <draw:frame presentation:style-name="pr6" draw:text-style-name="P3" draw:layer="layout" svg:width="25.199cm" svg:height="13.895cm" svg:x="1.4cm" svg:y="4.914cm" presentation:class="outline" presentation:user-transformed="true">
          <draw:text-box>
            <text:list text:style-name="L2">
              <text:list-item>
                <text:p text:style-name="P1">Implementing inheritance</text:p>
              </text:list-item>
              <text:list-item>
                <text:p text:style-name="P1">How inheritance works – (1) Conceptual view; (2) mechanical view.</text:p>
              </text:list-item>
              <text:list-item>
                <text:p text:style-name="P1">Implementing and using inheritance.</text:p>
              </text:list-item>
              <text:list-item>
                <text:p text:style-name="P1">Polymorphism – (1) Other views of polymorphism; <text:s/>(2) the ”Pythonic” view.</text:p>
              </text:list-item>
              <text:list-item>
                <text:p text:style-name="P1">Implementing and using polymorphism.</text:p>
              </text:list-item>
              <text:list-item>
                <text:p text:style-name="P1">Interfaces and ”duck typing” – Polymorphism not strictly tied to inheritance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6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Introducing modules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Introduction – You likely already know each other.</text:p>
              </text:list-item>
              <text:list-item>
                <text:p text:style-name="P1">Why we need modules – structure.</text:p>
              </text:list-item>
              <text:list-item>
                <text:p text:style-name="P1">Modules enable us to group related programming objects: functions, classes, variables/names.</text:p>
              </text:list-item>
              <text:list-item>
                <text:p text:style-name="P1">Modules are the next highest structural artifact above functions and classes.</text:p>
              </text:list-item>
              <text:list-item>
                <text:p text:style-name="P1">Import creates module objects, only once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7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Defining modules</text:p>
          </draw:text-box>
        </draw:frame>
        <draw:frame presentation:style-name="pr4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A module is a .py file.</text:p>
              </text:list-item>
              <text:list-item>
                <text:p text:style-name="P1">Dual use – Both import and run a module.</text:p>
              </text:list-item>
              <text:list-item>
                <text:p text:style-name="P1">What to put in a module: variables, functions, classes, run/test harness, other statements.</text:p>
              </text:list-item>
              <text:list-item>
                <text:p text:style-name="P1">Doc-string – Triple quoted string at top of module.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8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draw:frame presentation:style-name="pr1" draw:text-style-name="P1" draw:layer="layout" svg:width="25.199cm" svg:height="3.507cm" svg:x="1.4cm" svg:y="0.837cm" presentation:class="title">
          <draw:text-box>
            <text:p text:style-name="P1">Using modules</text:p>
          </draw:text-box>
        </draw:frame>
        <draw:frame presentation:style-name="pr6" draw:text-style-name="P3" draw:layer="layout" svg:width="25.199cm" svg:height="13.86cm" svg:x="1.4cm" svg:y="4.914cm" presentation:class="outline" presentation:user-transformed="true">
          <draw:text-box>
            <text:list text:style-name="L2">
              <text:list-item>
                <text:p text:style-name="P1"><text:span text:style-name="T1">import</text:span><text:span text:style-name="T2"> – Evaluates a .py file and creates a module object containing other objects: names bound to objects, function definitions, class definitions, etc.</text:span></text:p>
              </text:list-item>
              <text:list-item>
                <text:p text:style-name="P1"><text:span text:style-name="T2">Reference objects in a module using standard dot notation. <text:s/>Or, use </text:span><text:span text:style-name="T5">from x import y.</text:span></text:p>
              </text:list-item>
              <text:list-item>
                <text:p text:style-name="P1"><text:span text:style-name="T2">When imported, a module executes only once. <text:s/>Module objects are shared.</text:span></text:p>
              </text:list-item>
            </text:list>
          </draw:text-box>
        </draw:frame>
        <presentation:notes draw:style-name="dp2">
          <draw:page-thumbnail draw:style-name="gr1" draw:layer="layout" svg:width="13.586cm" svg:height="11.136cm" svg:x="3.705cm" svg:y="2.256cm" draw:page-number="29" presentation:class="page"/>
          <draw:frame presentation:style-name="pr3" draw:text-style-name="P2" draw:layer="layout" svg:width="16.799cm" svg:height="13.365cm" svg:x="2.1cm" svg:y="14.10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DejaVu Sans'" style:font-family-generic-asian="system" style:font-pitch-asian="variable" style:font-size-asian="18pt" style:font-family-complex="'Lohit Hindi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0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5.938cm" svg:height="4.453cm" svg:x="2.97cm" svg:y="4.02cm" draw:page-number="1"/>
      <draw:page-thumbnail draw:layer="backgroundobjects" svg:width="5.938cm" svg:height="4.453cm" svg:x="11.88cm" svg:y="4.02cm"/>
      <draw:page-thumbnail draw:layer="backgroundobjects" svg:width="5.938cm" svg:height="4.453cm" svg:x="20.79cm" svg:y="4.02cm"/>
      <draw:page-thumbnail draw:layer="backgroundobjects" svg:width="5.938cm" svg:height="4.453cm" svg:x="2.97cm" svg:y="12.525cm"/>
      <draw:page-thumbnail draw:layer="backgroundobjects" svg:width="5.938cm" svg:height="4.453cm" svg:x="11.88cm" svg:y="12.525cm"/>
      <draw:page-thumbnail draw:layer="backgroundobjects" svg:width="5.938cm" svg:height="4.453cm" svg:x="20.79cm" svg:y="12.525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Default-title" draw:layer="backgroundobjects" svg:width="13.586cm" svg:height="11.136cm" svg:x="3.705cm" svg:y="2.256cm" presentation:class="page"/>
        <draw:frame presentation:style-name="Default-notes" draw:layer="backgroundobjects" svg:width="16.799cm" svg:height="13.364cm" svg:x="2.1cm" svg:y="14.106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0.2.2$Linux_X86_64 LibreOffice_project/400m0$Build-2</meta:generator>
    <dc:title>Python Course Outline</dc:title>
    <meta:creation-date>2007-08-19T10:58:16</meta:creation-date>
    <dc:creator>Mona Knight</dc:creator>
    <dc:date>2013-09-04T14:36:11</dc:date>
    <meta:editing-cycles>65</meta:editing-cycles>
    <meta:editing-duration>P1DT3H35M22S</meta:editing-duration>
    <meta:document-statistic meta:object-count="137"/>
    <meta:user-defined meta:name="Info 1"/>
    <meta:user-defined meta:name="Info 2"/>
    <meta:user-defined meta:name="Info 3"/>
    <meta:user-defined meta:name="Info 4"/>
  </office:meta>
</office:document-meta>
</file>